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333333"/>
    </style:style>
    <style:style style:name="ce3" style:family="table-cell" style:parent-style-name="Default">
      <style:map style:condition="cell-content()=&quot;F&quot;" style:apply-style-name="Czerwony" style:base-cell-address="Arkusz1.B2"/>
      <style:map style:condition="cell-content()=&quot;E&quot;" style:apply-style-name="Niebieski" style:base-cell-address="Arkusz1.B2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F&quot;" style:apply-style-name="Czerwony" style:base-cell-address="Arkusz1.B2"/>
      <style:map style:condition="cell-content()=&quot;E&quot;" style:apply-style-name="Niebieski" style:base-cell-address="Arkusz1.B2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3" table:default-cell-style-name="ce3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number-columns-repeated="4"/>
          <table:table-cell table:number-columns-repeated="5"/>
          <table:table-cell table:style-name="ce2" table:number-columns-repeated="4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number-columns-repeated="2"/>
          <table:table-cell table:number-columns-repeated="9"/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E</text:p>
          </table:table-cell>
          <table:table-cell table:number-columns-repeated="8"/>
          <table:table-cell table:style-name="ce3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E</text:p>
          </table:table-cell>
          <table:table-cell table:style-name="ce5"/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E</text:p>
          </table:table-cell>
          <table:table-cell table:number-columns-repeated="8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13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13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13"/>
          <table:table-cell table:style-name="ce3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/>
          <table:table-cell table:number-columns-repeated="13"/>
          <table:table-cell table:style-name="ce3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" table:number-columns-repeated="2"/>
          <table:table-cell table:number-columns-repeated="9"/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" table:number-columns-repeated="4"/>
          <table:table-cell table:number-columns-repeated="5"/>
          <table:table-cell table:style-name="ce2" table:number-columns-repeated="4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" table:number-columns-repeated="13"/>
          <table:table-cell table:number-columns-repeated="4"/>
        </table:table-row>
        <table:table-row table:style-name="ro1">
          <table:table-cell table:style-name="Default" table:number-columns-repeated="19"/>
          <table:table-cell/>
        </table:table-row>
        <table:table-row table:style-name="ro1">
          <table:table-cell table:style-name="Default" table:number-columns-repeated="5"/>
          <table:table-cell table:style-name="ce4" table:number-columns-repeated="2"/>
          <table:table-cell table:style-name="ce4" office:value-type="float" office:value="7.5" calcext:value-type="float">
            <text:p>7,5</text:p>
          </table:table-cell>
          <table:table-cell table:style-name="ce4" table:number-columns-repeated="2"/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5"/>
          <table:table-cell table:style-name="ce4"/>
          <table:table-cell table:style-name="ce4" office:value-type="float" office:value="6.6" calcext:value-type="float">
            <text:p>6,6</text:p>
          </table:table-cell>
          <table:table-cell table:style-name="ce4"/>
          <table:table-cell table:style-name="ce4" office:value-type="float" office:value="8.6" calcext:value-type="float">
            <text:p>8,6</text:p>
          </table:table-cell>
          <table:table-cell table:style-name="ce4"/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5"/>
          <table:table-cell table:style-name="ce4" office:value-type="float" office:value="5.7" calcext:value-type="float">
            <text:p>5,7</text:p>
          </table:table-cell>
          <table:table-cell table:style-name="ce4"/>
          <table:table-cell table:style-name="ce4" office:value-type="float" office:value="7.7" calcext:value-type="float">
            <text:p>7,7</text:p>
          </table:table-cell>
          <table:table-cell table:style-name="ce4"/>
          <table:table-cell table:style-name="ce4" office:value-type="float" office:value="9.7" calcext:value-type="float">
            <text:p>9,7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5"/>
          <table:table-cell table:style-name="ce4"/>
          <table:table-cell table:style-name="ce4" office:value-type="float" office:value="6.8" calcext:value-type="float">
            <text:p>6,8</text:p>
          </table:table-cell>
          <table:table-cell table:style-name="ce4"/>
          <table:table-cell table:style-name="ce4" office:value-type="float" office:value="8.8" calcext:value-type="float">
            <text:p>8,8</text:p>
          </table:table-cell>
          <table:table-cell table:style-name="ce4"/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5"/>
          <table:table-cell table:style-name="ce4" table:number-columns-repeated="2"/>
          <table:table-cell table:style-name="ce4" office:value-type="float" office:value="7.9" calcext:value-type="float">
            <text:p>7,9</text:p>
          </table:table-cell>
          <table:table-cell table:style-name="ce4" table:number-columns-repeated="2"/>
          <table:table-cell table:style-name="Default" table:number-columns-repeated="9"/>
          <table:table-cell/>
        </table:table-row>
        <calcext:conditional-formats>
          <calcext:conditional-format calcext:target-range-address="Arkusz1.B8:Arkusz1.B12 Arkusz1.C6:Arkusz1.C14 Arkusz1.D4:Arkusz1.E16 Arkusz1.F3:Arkusz1.G17 Arkusz1.H2:Arkusz1.L18 Arkusz1.M3:Arkusz1.N17 Arkusz1.O4:Arkusz1.P16 Arkusz1.Q6:Arkusz1.Q14 Arkusz1.R8:Arkusz1.R12">
            <calcext:condition calcext:apply-style-name="Czerwony" calcext:value="=&quot;F&quot;" calcext:base-cell-address="Arkusz1.B2"/>
            <calcext:condition calcext:apply-style-name="Niebieski" calcext:value="=&quot;E&quot;" calcext:base-cell-address="Arkusz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Niebieski" style:family="table-cell" style:parent-style-name="Default">
      <style:table-cell-properties fo:background-color="#0066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6:56:01.165545269</meta:creation-date>
    <dc:date>2015-06-20T17:11:21.805641108</dc:date>
    <meta:editing-duration>PT15M18S</meta:editing-duration>
    <meta:editing-cycles>6</meta:editing-cycles>
    <meta:generator>LibreOffice/4.4.3.2$Linux_X86_64 LibreOffice_project/40m0$Build-2</meta:generator>
    <meta:document-statistic meta:table-count="1" meta:cell-count="55" meta:object-count="0"/>
  </office:meta>
</office:document-meta>
</file>